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db0f9" officeooo:paragraph-rsid="000db0f9"/>
    </style:style>
    <style:style style:name="P2" style:family="paragraph" style:parent-style-name="Standard">
      <style:paragraph-properties fo:text-align="justify" style:justify-single-word="false"/>
      <style:text-properties officeooo:rsid="000d0c93" officeooo:paragraph-rsid="000d0c93"/>
    </style:style>
    <style:style style:name="P3" style:family="paragraph" style:parent-style-name="Standard">
      <style:paragraph-properties fo:text-align="justify" style:justify-single-word="false"/>
      <style:text-properties officeooo:rsid="000d0c93" officeooo:paragraph-rsid="00306596"/>
    </style:style>
    <style:style style:name="P4" style:family="paragraph" style:parent-style-name="Standard">
      <style:paragraph-properties fo:text-align="justify" style:justify-single-word="false"/>
      <style:text-properties officeooo:rsid="000d0c93" officeooo:paragraph-rsid="00e9d841"/>
    </style:style>
    <style:style style:name="P5" style:family="paragraph" style:parent-style-name="Standard">
      <style:paragraph-properties fo:text-align="justify" style:justify-single-word="false"/>
      <style:text-properties officeooo:rsid="000eeaa9" officeooo:paragraph-rsid="000eeaa9"/>
    </style:style>
    <style:style style:name="P6" style:family="paragraph" style:parent-style-name="Standard">
      <style:paragraph-properties fo:text-align="justify" style:justify-single-word="false"/>
      <style:text-properties officeooo:rsid="00222b8c" officeooo:paragraph-rsid="00222b8c"/>
    </style:style>
    <style:style style:name="P7" style:family="paragraph" style:parent-style-name="Standard">
      <style:paragraph-properties fo:text-align="justify" style:justify-single-word="false"/>
      <style:text-properties officeooo:rsid="00234ee0" officeooo:paragraph-rsid="00234ee0"/>
    </style:style>
    <style:style style:name="P8" style:family="paragraph" style:parent-style-name="Standard">
      <style:paragraph-properties fo:text-align="justify" style:justify-single-word="false"/>
      <style:text-properties officeooo:rsid="00234ee0" officeooo:paragraph-rsid="00b2e9b6"/>
    </style:style>
    <style:style style:name="P9" style:family="paragraph" style:parent-style-name="Standard">
      <style:paragraph-properties fo:text-align="justify" style:justify-single-word="false"/>
      <style:text-properties officeooo:rsid="00234ee0" officeooo:paragraph-rsid="00b58d2d"/>
    </style:style>
    <style:style style:name="P10" style:family="paragraph" style:parent-style-name="Standard">
      <style:paragraph-properties fo:text-align="justify" style:justify-single-word="false"/>
      <style:text-properties officeooo:rsid="00234ee0" officeooo:paragraph-rsid="00b87f6e"/>
    </style:style>
    <style:style style:name="P11" style:family="paragraph" style:parent-style-name="Standard">
      <style:paragraph-properties fo:text-align="justify" style:justify-single-word="false"/>
      <style:text-properties officeooo:rsid="00234ee0" officeooo:paragraph-rsid="00ca8464"/>
    </style:style>
    <style:style style:name="P12" style:family="paragraph" style:parent-style-name="Standard">
      <style:paragraph-properties fo:text-align="justify" style:justify-single-word="false"/>
      <style:text-properties officeooo:rsid="00265371" officeooo:paragraph-rsid="00265371"/>
    </style:style>
    <style:style style:name="P13" style:family="paragraph" style:parent-style-name="Standard">
      <style:paragraph-properties fo:text-align="justify" style:justify-single-word="false"/>
      <style:text-properties officeooo:rsid="00265371" officeooo:paragraph-rsid="00bff726"/>
    </style:style>
    <style:style style:name="P14" style:family="paragraph" style:parent-style-name="Standard">
      <style:paragraph-properties fo:text-align="justify" style:justify-single-word="false"/>
      <style:text-properties officeooo:rsid="0026e6a0" officeooo:paragraph-rsid="0075005c"/>
    </style:style>
    <style:style style:name="P15" style:family="paragraph" style:parent-style-name="Standard">
      <style:paragraph-properties fo:text-align="justify" style:justify-single-word="false"/>
      <style:text-properties officeooo:rsid="002b0748" officeooo:paragraph-rsid="002b0748"/>
    </style:style>
    <style:style style:name="P16" style:family="paragraph" style:parent-style-name="Standard">
      <style:paragraph-properties fo:text-align="justify" style:justify-single-word="false"/>
      <style:text-properties officeooo:rsid="00535eb1" officeooo:paragraph-rsid="00535eb1"/>
    </style:style>
    <style:style style:name="P17" style:family="paragraph" style:parent-style-name="Standard">
      <style:paragraph-properties fo:text-align="justify" style:justify-single-word="false"/>
      <style:text-properties officeooo:rsid="0062b170" officeooo:paragraph-rsid="0062b170"/>
    </style:style>
    <style:style style:name="P18" style:family="paragraph" style:parent-style-name="Standard">
      <style:paragraph-properties fo:text-align="justify" style:justify-single-word="false"/>
      <style:text-properties officeooo:rsid="00632a86" officeooo:paragraph-rsid="00632a86"/>
    </style:style>
    <style:style style:name="P19" style:family="paragraph" style:parent-style-name="Standard">
      <style:paragraph-properties fo:text-align="justify" style:justify-single-word="false"/>
      <style:text-properties officeooo:rsid="0067f37b" officeooo:paragraph-rsid="0067f37b"/>
    </style:style>
    <style:style style:name="P20" style:family="paragraph" style:parent-style-name="Standard">
      <style:paragraph-properties fo:text-align="justify" style:justify-single-word="false"/>
      <style:text-properties officeooo:rsid="007dc95e" officeooo:paragraph-rsid="007dc95e"/>
    </style:style>
    <style:style style:name="P21" style:family="paragraph" style:parent-style-name="Standard">
      <style:paragraph-properties fo:text-align="justify" style:justify-single-word="false"/>
      <style:text-properties officeooo:rsid="0087f2a7" officeooo:paragraph-rsid="00f82340"/>
    </style:style>
    <style:style style:name="P22" style:family="paragraph" style:parent-style-name="Standard">
      <style:paragraph-properties fo:text-align="justify" style:justify-single-word="false"/>
      <style:text-properties officeooo:rsid="0061aeb2" officeooo:paragraph-rsid="00b2e9b6"/>
    </style:style>
    <style:style style:name="P23" style:family="paragraph" style:parent-style-name="Standard">
      <style:paragraph-properties fo:text-align="justify" style:justify-single-word="false"/>
      <style:text-properties officeooo:rsid="0067bea2" officeooo:paragraph-rsid="00b87f6e"/>
    </style:style>
    <style:style style:name="P24" style:family="paragraph" style:parent-style-name="Standard">
      <style:paragraph-properties fo:text-align="justify" style:justify-single-word="false"/>
      <style:text-properties officeooo:rsid="00ca8464" officeooo:paragraph-rsid="00ca8464"/>
    </style:style>
    <style:style style:name="P25" style:family="paragraph" style:parent-style-name="Standard">
      <style:paragraph-properties fo:text-align="justify" style:justify-single-word="false"/>
      <style:text-properties officeooo:rsid="00d28b87" officeooo:paragraph-rsid="00d28b87"/>
    </style:style>
    <style:style style:name="P26" style:family="paragraph" style:parent-style-name="Standard">
      <style:paragraph-properties fo:text-align="justify" style:justify-single-word="false"/>
      <style:text-properties officeooo:rsid="00dea216" officeooo:paragraph-rsid="00dea216"/>
    </style:style>
    <style:style style:name="P27" style:family="paragraph" style:parent-style-name="Standard">
      <style:paragraph-properties fo:text-align="justify" style:justify-single-word="false"/>
      <style:text-properties officeooo:rsid="00691cb1" officeooo:paragraph-rsid="00691cb1"/>
    </style:style>
    <style:style style:name="P28" style:family="paragraph" style:parent-style-name="Standard">
      <style:paragraph-properties fo:text-align="justify" style:justify-single-word="false"/>
      <style:text-properties officeooo:rsid="00ba6b4c" officeooo:paragraph-rsid="00bff726"/>
    </style:style>
    <style:style style:name="P29" style:family="paragraph" style:parent-style-name="Standard">
      <style:paragraph-properties fo:text-align="justify" style:justify-single-word="false"/>
      <style:text-properties officeooo:rsid="00e50376" officeooo:paragraph-rsid="00e50376"/>
    </style:style>
    <style:style style:name="P30" style:family="paragraph" style:parent-style-name="Standard">
      <style:paragraph-properties fo:text-align="justify" style:justify-single-word="false"/>
      <style:text-properties officeooo:rsid="00e50376" officeooo:paragraph-rsid="00e65828"/>
    </style:style>
    <style:style style:name="P31" style:family="paragraph" style:parent-style-name="Standard">
      <style:paragraph-properties fo:text-align="justify" style:justify-single-word="false"/>
      <style:text-properties officeooo:rsid="00ea4eb7" officeooo:paragraph-rsid="00ea4eb7"/>
    </style:style>
    <style:style style:name="P32" style:family="paragraph" style:parent-style-name="Standard">
      <style:paragraph-properties fo:text-align="justify" style:justify-single-word="false"/>
      <style:text-properties officeooo:rsid="00794977" officeooo:paragraph-rsid="00f4ec54"/>
    </style:style>
    <style:style style:name="P33" style:family="paragraph" style:parent-style-name="Standard">
      <style:paragraph-properties fo:text-align="justify" style:justify-single-word="false"/>
      <style:text-properties officeooo:rsid="00f81439" officeooo:paragraph-rsid="00f81439"/>
    </style:style>
    <style:style style:name="P34" style:family="paragraph" style:parent-style-name="Standard">
      <style:paragraph-properties fo:text-align="justify" style:justify-single-word="false"/>
      <style:text-properties officeooo:rsid="00f8344e" officeooo:paragraph-rsid="00f8344e"/>
    </style:style>
    <style:style style:name="P35" style:family="paragraph" style:parent-style-name="Standard">
      <style:paragraph-properties fo:text-align="justify" style:justify-single-word="false"/>
      <style:text-properties officeooo:rsid="0014cf6e" officeooo:paragraph-rsid="0014cf6e"/>
    </style:style>
    <style:style style:name="P36" style:family="paragraph" style:parent-style-name="Standard">
      <style:paragraph-properties fo:text-align="justify" style:justify-single-word="false"/>
      <style:text-properties officeooo:rsid="00fa0624" officeooo:paragraph-rsid="00fa0624"/>
    </style:style>
    <style:style style:name="P37" style:family="paragraph" style:parent-style-name="Standard">
      <style:paragraph-properties fo:text-align="justify" style:justify-single-word="false"/>
      <style:text-properties officeooo:rsid="0029e21d" officeooo:paragraph-rsid="0075005c"/>
    </style:style>
    <style:style style:name="P38" style:family="paragraph" style:parent-style-name="Standard">
      <style:paragraph-properties fo:text-align="justify" style:justify-single-word="false"/>
      <style:text-properties officeooo:rsid="01022243" officeooo:paragraph-rsid="01022243"/>
    </style:style>
    <style:style style:name="P39" style:family="paragraph" style:parent-style-name="Standard">
      <style:paragraph-properties fo:text-align="justify" style:justify-single-word="false"/>
      <style:text-properties fo:font-weight="normal" officeooo:rsid="0087f2a7" officeooo:paragraph-rsid="00f82340" style:font-weight-asian="normal" style:font-weight-complex="normal"/>
    </style:style>
    <style:style style:name="P40" style:family="paragraph" style:parent-style-name="Standard">
      <style:paragraph-properties fo:text-align="justify" style:justify-single-word="false"/>
      <style:text-properties officeooo:rsid="0038e450" officeooo:paragraph-rsid="0038e450"/>
    </style:style>
    <style:style style:name="P41" style:family="paragraph" style:parent-style-name="Standard">
      <style:paragraph-properties fo:text-align="justify" style:justify-single-word="false"/>
      <style:text-properties officeooo:rsid="010c1e44" officeooo:paragraph-rsid="010c1e44"/>
    </style:style>
    <style:style style:name="P42" style:family="paragraph" style:parent-style-name="Standard">
      <style:paragraph-properties fo:text-align="justify" style:justify-single-word="false"/>
      <style:text-properties officeooo:rsid="00306596" officeooo:paragraph-rsid="010c1e44"/>
    </style:style>
    <style:style style:name="P43" style:family="paragraph" style:parent-style-name="Standard">
      <style:paragraph-properties fo:text-align="justify" style:justify-single-word="false"/>
      <style:text-properties officeooo:rsid="007e38e5" officeooo:paragraph-rsid="010c1e44"/>
    </style:style>
    <style:style style:name="P44" style:family="paragraph" style:parent-style-name="Standard">
      <style:paragraph-properties fo:text-align="justify" style:justify-single-word="false"/>
      <style:text-properties officeooo:rsid="00535eb1" officeooo:paragraph-rsid="00535eb1"/>
    </style:style>
    <style:style style:name="P45" style:family="paragraph" style:parent-style-name="Standard">
      <style:paragraph-properties fo:text-align="justify" style:justify-single-word="false"/>
      <style:text-properties officeooo:rsid="010f29dd" officeooo:paragraph-rsid="010f29dd"/>
    </style:style>
    <style:style style:name="P46" style:family="paragraph" style:parent-style-name="Standard">
      <style:paragraph-properties fo:text-align="justify" style:justify-single-word="false"/>
      <style:text-properties officeooo:rsid="00f25988" officeooo:paragraph-rsid="01102191"/>
    </style:style>
    <style:style style:name="P47" style:family="paragraph" style:parent-style-name="Standard">
      <style:paragraph-properties fo:text-align="justify" style:justify-single-word="false"/>
      <style:text-properties officeooo:rsid="01109542" officeooo:paragraph-rsid="01109542"/>
    </style:style>
    <style:style style:name="P48" style:family="paragraph" style:parent-style-name="Standard">
      <style:paragraph-properties fo:text-align="justify" style:justify-single-word="false"/>
      <style:text-properties officeooo:rsid="00f6d836" officeooo:paragraph-rsid="01113171"/>
    </style:style>
    <style:style style:name="P49" style:family="paragraph" style:parent-style-name="Standard">
      <style:paragraph-properties fo:text-align="justify" style:justify-single-word="false"/>
      <style:text-properties officeooo:rsid="0015d6c6" officeooo:paragraph-rsid="00a05cb0"/>
    </style:style>
    <style:style style:name="P50" style:family="paragraph" style:parent-style-name="Standard">
      <style:paragraph-properties fo:text-align="justify" style:justify-single-word="false"/>
      <style:text-properties officeooo:rsid="0118a38f" officeooo:paragraph-rsid="0118a38f"/>
    </style:style>
    <style:style style:name="T1" style:family="text">
      <style:text-properties officeooo:rsid="0029e21d"/>
    </style:style>
    <style:style style:name="T2" style:family="text">
      <style:text-properties officeooo:rsid="000fbbe9"/>
    </style:style>
    <style:style style:name="T3" style:family="text">
      <style:text-properties officeooo:rsid="007dc95e"/>
    </style:style>
    <style:style style:name="T4" style:family="text">
      <style:text-properties officeooo:rsid="00840c9e"/>
    </style:style>
    <style:style style:name="T5" style:family="text">
      <style:text-properties officeooo:rsid="00849b20"/>
    </style:style>
    <style:style style:name="T6" style:family="text">
      <style:text-properties officeooo:rsid="0084a1d2"/>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08e8bd9"/>
    </style:style>
    <style:style style:name="T10" style:family="text">
      <style:text-properties officeooo:rsid="008f5d56"/>
    </style:style>
    <style:style style:name="T11" style:family="text">
      <style:text-properties officeooo:rsid="008f931f"/>
    </style:style>
    <style:style style:name="T12" style:family="text">
      <style:text-properties officeooo:rsid="00b58d2d"/>
    </style:style>
    <style:style style:name="T13" style:family="text">
      <style:text-properties officeooo:rsid="00b6f087"/>
    </style:style>
    <style:style style:name="T14" style:family="text">
      <style:text-properties officeooo:rsid="00bf3905"/>
    </style:style>
    <style:style style:name="T15" style:family="text">
      <style:text-properties officeooo:rsid="00c8d7b5"/>
    </style:style>
    <style:style style:name="T16" style:family="text">
      <style:text-properties officeooo:rsid="00ca93da"/>
    </style:style>
    <style:style style:name="T17" style:family="text">
      <style:text-properties officeooo:rsid="00ce763d"/>
    </style:style>
    <style:style style:name="T18" style:family="text">
      <style:text-properties officeooo:rsid="00ce9ec1"/>
    </style:style>
    <style:style style:name="T19" style:family="text">
      <style:text-properties officeooo:rsid="00d03bfa"/>
    </style:style>
    <style:style style:name="T20" style:family="text">
      <style:text-properties officeooo:rsid="00d155f0"/>
    </style:style>
    <style:style style:name="T21" style:family="text">
      <style:text-properties officeooo:rsid="00d2e5b2"/>
    </style:style>
    <style:style style:name="T22" style:family="text">
      <style:text-properties officeooo:rsid="00d55bc4"/>
    </style:style>
    <style:style style:name="T23" style:family="text">
      <style:text-properties officeooo:rsid="00e11116"/>
    </style:style>
    <style:style style:name="T24" style:family="text">
      <style:text-properties officeooo:rsid="00e7943a"/>
    </style:style>
    <style:style style:name="T25" style:family="text">
      <style:text-properties officeooo:rsid="00e9d841"/>
    </style:style>
    <style:style style:name="T26" style:family="text">
      <style:text-properties officeooo:rsid="00794977"/>
    </style:style>
    <style:style style:name="T27" style:family="text">
      <style:text-properties officeooo:rsid="00fba82d"/>
    </style:style>
    <style:style style:name="T28" style:family="text">
      <style:text-properties officeooo:rsid="00fc10a1"/>
    </style:style>
    <style:style style:name="T29" style:family="text">
      <style:text-properties officeooo:rsid="00fcc6db"/>
    </style:style>
    <style:style style:name="T30" style:family="text">
      <style:text-properties officeooo:rsid="00fd7a70"/>
    </style:style>
    <style:style style:name="T31" style:family="text">
      <style:text-properties officeooo:rsid="00ff16f0"/>
    </style:style>
    <style:style style:name="T32" style:family="text">
      <style:text-properties officeooo:rsid="0100df50"/>
    </style:style>
    <style:style style:name="T33" style:family="text">
      <style:text-properties officeooo:rsid="01043922"/>
    </style:style>
    <style:style style:name="T34" style:family="text">
      <style:text-properties officeooo:rsid="007e38e5"/>
    </style:style>
    <style:style style:name="T35" style:family="text">
      <style:text-properties officeooo:rsid="010dacd2"/>
    </style:style>
    <style:style style:name="T36" style:family="text">
      <style:text-properties officeooo:rsid="010f29dd"/>
    </style:style>
    <style:style style:name="T37" style:family="text">
      <style:text-properties officeooo:rsid="01102191"/>
    </style:style>
    <style:style style:name="T38" style:family="text">
      <style:text-properties officeooo:rsid="01142a28"/>
    </style:style>
    <style:style style:name="T39" style:family="text">
      <style:text-properties officeooo:rsid="0115f2d6"/>
    </style:style>
    <style:style style:name="T40" style:family="text">
      <style:text-properties officeooo:rsid="011607c2"/>
    </style:style>
    <style:style style:name="T41" style:family="text">
      <style:text-properties officeooo:rsid="0116d54c"/>
    </style:style>
    <style:style style:name="T42" style:family="text">
      <style:text-properties officeooo:rsid="011832e0"/>
    </style:style>
    <style:style style:name="T43" style:family="text">
      <style:text-properties officeooo:rsid="011a8a1d"/>
    </style:style>
    <style:style style:name="T44" style:family="text">
      <style:text-properties officeooo:rsid="011b5f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lide 1</text:p>
      <text:p text:style-name="P2">Hello everybody,</text:p>
      <text:p text:style-name="P20"><text:span text:style-name="T25">First of all,</text:span> I w<text:span text:style-name="T25">ould like</text:span> to thank <text:span text:style-name="T25">Madam Marie, my supervisor; madam Carlo and Sir Sofian, who had became the monitoring of my thesis</text:span>.</text:p>
      <text:p text:style-name="P4"><text:span text:style-name="T3">It is a pleasure for me, today, I </text:span>w<text:span text:style-name="T25">ould like to</text:span> present <text:span text:style-name="T25">my works during one year of my thesis.</text:span></text:p>
      <text:p text:style-name="P2"/>
      <text:p text:style-name="P1">Slide 2</text:p>
      <text:p text:style-name="P31">My thesis is supervised by Madam Marie BEURTON-AIMAR. With the subject about “Automatic extraction the morphometry characteristic for classification: applying on insect”. <text:span text:style-name="T33">This is a collaborative project with the biologist in INRA.</text:span></text:p>
      <text:p text:style-name="P3"/>
      <text:p text:style-name="P40">Slide 3 </text:p>
      <text:p text:style-name="P41">As we know, to classify the data, we need the information abou the characteristics of the animal. To do that, we can do directly on its body with many kinds of informations such as width, length, landmark. <text:span text:style-name="T34">But there are some limits as time consuming and difficult to re-procedure. </text:span></text:p>
      <text:p text:style-name="P43"><text:span text:style-name="T35">Instead of,</text:span> we can take pictures to define contours or set the landmarks.</text:p>
      <text:p text:style-name="P43">The landmarks are kind of points of interest defined by biologist.</text:p>
      <text:p text:style-name="P42">For example: the tip of mandibles and the outer corner of wings.</text:p>
      <text:p text:style-name="P16"/>
      <text:p text:style-name="P16">Slide 4</text:p>
      <text:p text:style-name="P45">In the same context of using landmarks, in biology, Palaniswamy had applied the technique to extract the landmarks on the wing of Drosophila fly;</text:p>
      <text:p text:style-name="P46"/>
      <text:p text:style-name="P47">4-2</text:p>
      <text:p text:style-name="P46"><text:span text:style-name="T36">In medicine, these used to analysis the cephalometry in orthodontics; </text:span></text:p>
      <text:p text:style-name="P46"/>
      <text:p text:style-name="P46"><text:span text:style-name="T37">4-3<text:line-break/>Or in human face detection, the facial points are used to estimate the pose of the face.</text:span></text:p>
      <text:p text:style-name="P2"/>
      <text:p text:style-name="P5">Slide <text:span text:style-name="T38">7</text:span></text:p>
      <text:p text:style-name="P48">In the thesis, we work on t<text:span text:style-name="T26">he dataset includes 293 <text:s/></text:span>color <text:span text:style-name="T26">images of beetles in 2D.</text:span></text:p>
      <text:p text:style-name="P32"><text:span text:style-name="T2">The images is taken under the same conditions with the same camera.</text:span> </text:p>
      <text:p text:style-name="P32">The<text:span text:style-name="T4">se</text:span> <text:span text:style-name="T5">are</text:span> divided into 5 class<text:span text:style-name="T24">es</text:span>: <text:span text:style-name="T6">head, pronotum, wing, left and right mandibles</text:span></text:p>
      <text:p text:style-name="P33"/>
      <text:p text:style-name="P33">Slide <text:span text:style-name="T39">8</text:span></text:p>
      <text:p text:style-name="P33">For each image, a set of landmarks <text:span text:style-name="T41">have been</text:span> defined manually by the biologist.</text:p>
      <text:p text:style-name="P34">For example, we have 18 landmarks for right mandible, 8 landmarks for pronotum,...</text:p>
      <text:p text:style-name="P21">The remain question is “<text:span text:style-name="T7">How to estimate automatically these landmarks?</text:span><text:span text:style-name="T8">”</text:span></text:p>
      <text:p text:style-name="P39"/>
      <text:p text:style-name="P35">Slide <text:span text:style-name="T39">9</text:span></text:p>
      <text:p text:style-name="P36">From the beginning of thesis, we <text:span text:style-name="T42">have </text:span>focused on left and right of mandibles. We have proposed a method to extract the feature of the images and estimate the landmark on left and right mandibles.</text:p>
      <text:p text:style-name="P36"/>
      <text:p text:style-name="P36">Slide <text:span text:style-name="T40">10</text:span></text:p>
      <text:p text:style-name="P50">This is a 3-steps methods: segmentation, registration, and landmark setting.</text:p>
      <text:p text:style-name="P49"><text:span text:style-name="T11">The</text:span> method uses an image (called <text:span text:style-name="T9">the</text:span> model) and its manual landmarks to estimate the landmarks of another image (called <text:span text:style-name="T9">the </text:span>scene). </text:p>
      <text:p text:style-name="P50">In Segmentation step, we tried to extract the bounder contours of the mandibles;</text:p>
      <text:p text:style-name="P50">Then, in Registration step, we applied the PCA Iteration to register two contours;</text:p>
      <text:p text:style-name="P50">At the last step, the SIFT descriptor is used to determine the location of the estimated landmarks.</text:p>
      <text:p text:style-name="P6"/>
      <text:p text:style-name="P7">Slide <text:span text:style-name="T44">11</text:span></text:p>
      <text:p text:style-name="P8"><text:soft-page-break/>The images in this slide is the final result of <text:span text:style-name="T14">the</text:span> method. </text:p>
      <text:p text:style-name="P22">The small images are the model<text:span text:style-name="T15">s</text:span> <text:span text:style-name="T15">that chosen to study on all images</text:span>. These are chosen randomly.</text:p>
      <text:p text:style-name="P24">The large images are an example of the scene images.</text:p>
      <text:p text:style-name="P11">In these images, the red points are represented for the manual landmarks, the yellow points are the estimated landmarks.</text:p>
      <text:p text:style-name="P17"/>
      <text:p text:style-name="P17">Slide <text:span text:style-name="T28">12</text:span></text:p>
      <text:p text:style-name="P30">In the study, the location of manual landmarks are set manually by biologist. So, it can be seen as ground truth location.</text:p>
      <text:p text:style-name="P18">To evaluate the method. We <text:span text:style-name="T16">have</text:span> run the process on all images in the dataset. </text:p>
      <text:p text:style-name="P7"/>
      <text:p text:style-name="P7">Slide <text:span text:style-name="T29">12(cont)</text:span></text:p>
      <text:p text:style-name="P9">This chart show<text:span text:style-name="T17">s</text:span> the proportion <text:span text:style-name="T18">of</text:span> <text:span text:style-name="T19">acceptable</text:span> landmark <text:span text:style-name="T20">position for</text:span> the right mandible. </text:p>
      <text:p text:style-name="P9"><text:span text:style-name="T21">As it can be expected, t</text:span>he best accuracy <text:span text:style-name="T22">is</text:span> <text:span text:style-name="T21">the tip of the mandible obtained the best score </text:span>with 98.62%.</text:p>
      <text:p text:style-name="P25">The other landmarks are also obtained with well-proportion.</text:p>
      <text:p text:style-name="P10"><text:span text:style-name="T12">The lowest accuracy is the fourteenth landmark and thirteenth</text:span> landmarks <text:span text:style-name="T13">approximate 75%</text:span>. </text:p>
      <text:p text:style-name="P23">The reasons is because they are belong to the noise part of the contour.</text:p>
      <text:p text:style-name="P7"/>
      <text:p text:style-name="P12">Slide <text:span text:style-name="T30">13</text:span></text:p>
      <text:p text:style-name="P13">The result of left mandibles is shown in this chart. </text:p>
      <text:p text:style-name="P28">The result of left is different with the right mandible.</text:p>
      <text:p text:style-name="P29">The tip of the mandible is also easy to obtained with 93%. In which, the result is less table, we have the same problem with landmark 11, 12 and 16. </text:p>
      <text:p text:style-name="P19">The reason: the data set of left contains more size than the right mandibles.</text:p>
      <text:p text:style-name="P15"/>
      <text:p text:style-name="P27">Slide 1<text:span text:style-name="T31">2</text:span></text:p>
      <text:p text:style-name="P26">For the next step <text:span text:style-name="T23">of this collaborative work with biologist, we plan to enlarge the image processing to different parts of the beetle by using deep learning and texture localization techniques.</text:span></text:p>
      <text:p text:style-name="P15"/>
      <text:p text:style-name="P38">Slide 13</text:p>
      <text:p text:style-name="P38">In the first year of my thesis, I have attended the on-line courses from University of Bordeaux. Addition, I also attended a class about image processing of M1 Informatic.</text:p>
      <text:p text:style-name="P15"/>
      <text:p text:style-name="P14">Slide <text:span text:style-name="T32">14</text:span>: <text:span text:style-name="T1">Thank you for listening !</text:span></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5:30:54.365374512</meta:creation-date>
    <meta:generator>LibreOffice/4.2.8.2$Linux_X86_64 LibreOffice_project/420m0$Build-2</meta:generator>
    <dc:date>2017-07-17T09:38:31.934124014</dc:date>
    <meta:editing-duration>PT13H27M17S</meta:editing-duration>
    <meta:editing-cycles>268</meta:editing-cycles>
    <meta:print-date>2017-05-24T21:29:37.224566950</meta:print-date>
    <meta:document-statistic meta:table-count="0" meta:image-count="0" meta:object-count="0" meta:page-count="2" meta:paragraph-count="56" meta:word-count="726" meta:character-count="4179" meta:non-whitespace-character-count="3497"/>
  </office:meta>
</office:document-meta>
</file>